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24.63mm" svg:y="1mm">
            <loext:p draw:notify-on-update-of-ranges="Feuille1.D2:Feuille1.D5 Feuille1.E2:Feuille1.E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8.01mm" svg:height="101.15mm" svg:x="119.91mm" svg:y="102.05mm">
            <loext:p draw:notify-on-update-of-ranges="Feuille1.C2:Feuille1.C6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profondeur</text:p>
          </table:table-cell>
          <table:table-cell table:style-name="Default" office:value-type="string" calcext:value-type="string">
            <text:p>glouton</text:p>
          </table:table-cell>
          <table:table-cell office:value-type="string" calcext:value-type="string">
            <text:p>score_profondeur</text:p>
          </table:table-cell>
          <table:table-cell office:value-type="string" calcext:value-type="string">
            <text:p>score_glout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0,001</text:p>
          </table:table-cell>
          <table:table-cell table:style-name="Default" office:value-type="float" office:value="0.001" calcext:value-type="float">
            <text:p>0,001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0.007" office:value-type="float" office:value="0.007" calcext:value-type="float">
            <text:p>0,007</text:p>
          </table:table-cell>
          <table:table-cell table:style-name="Default" office:value-type="float" office:value="0.004" calcext:value-type="float">
            <text:p>0,004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.314" office:value-type="float" office:value="1.314" calcext:value-type="float">
            <text:p>1,314</text:p>
          </table:table-cell>
          <table:table-cell table:style-name="Default" office:value-type="float" office:value="0.008" calcext:value-type="float">
            <text:p>0,008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31.59" office:value-type="float" office:value="131.59" calcext:value-type="float">
            <text:p>131,59</text:p>
          </table:table-cell>
          <table:table-cell table:style-name="Default" office:value-type="float" office:value="0.006" calcext:value-type="float">
            <text:p>0,00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006" calcext:value-type="float">
            <text:p>0,00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002" calcext:value-type="float">
            <text:p>0,0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003" calcext:value-type="float">
            <text:p>0,0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004" calcext:value-type="float">
            <text:p>0,0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007" calcext:value-type="float">
            <text:p>0,00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009" calcext:value-type="float">
            <text:p>0,00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0012" calcext:value-type="float">
            <text:p>0,00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0013" calcext:value-type="float">
            <text:p>0,00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0016" calcext:value-type="float">
            <text:p>0,00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0018" calcext:value-type="float">
            <text:p>0,001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0022" calcext:value-type="float">
            <text:p>0,002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025" calcext:value-type="float">
            <text:p>0,025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032" calcext:value-type="float">
            <text:p>0,0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036" calcext:value-type="float">
            <text:p>0,0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048" calcext:value-type="float">
            <text:p>0,04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047" calcext:value-type="float">
            <text:p>0,04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056" calcext:value-type="float">
            <text:p>0,05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039" calcext:value-type="float">
            <text:p>0,0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041" calcext:value-type="float">
            <text:p>0,04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056" calcext:value-type="float">
            <text:p>0,05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052" calcext:value-type="float">
            <text:p>0,05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065" calcext:value-type="float">
            <text:p>0,06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069" calcext:value-type="float">
            <text:p>0,06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089" calcext:value-type="float">
            <text:p>0,08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0.092" calcext:value-type="float">
            <text:p>0,09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0.096" calcext:value-type="float">
            <text:p>0,09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121" calcext:value-type="float">
            <text:p>0,12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0.101" calcext:value-type="float">
            <text:p>0,10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0.115" calcext:value-type="float">
            <text:p>0,11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0.158" calcext:value-type="float">
            <text:p>0,15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0.146" calcext:value-type="float">
            <text:p>0,146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.145" calcext:value-type="float">
            <text:p>0,14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197" calcext:value-type="float">
            <text:p>0,197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203" calcext:value-type="float">
            <text:p>0,20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21" calcext:value-type="float">
            <text:p>0,2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254" calcext:value-type="float">
            <text:p>0,25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272" calcext:value-type="float">
            <text:p>0,27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.292" calcext:value-type="float">
            <text:p>0,29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299" calcext:value-type="float">
            <text:p>0,29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321" calcext:value-type="float">
            <text:p>0,32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295" calcext:value-type="float">
            <text:p>0,29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346" calcext:value-type="float">
            <text:p>0,346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356" calcext:value-type="float">
            <text:p>0,35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424" calcext:value-type="float">
            <text:p>0,42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444" calcext:value-type="float">
            <text:p>0,444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445" calcext:value-type="float">
            <text:p>0,44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448" calcext:value-type="float">
            <text:p>0,44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366" calcext:value-type="float">
            <text:p>0,36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43" calcext:value-type="float">
            <text:p>0,4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491" calcext:value-type="float">
            <text:p>0,491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429" calcext:value-type="float">
            <text:p>0,42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489" calcext:value-type="float">
            <text:p>0,48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.433" calcext:value-type="float">
            <text:p>0,433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.59" calcext:value-type="float">
            <text:p>0,5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18:06:44.211925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34:17.510300066</meta:creation-date>
    <dc:date>2018-04-19T18:26:14.243559156</dc:date>
    <meta:editing-duration>PT22M49S</meta:editing-duration>
    <meta:editing-cycles>4</meta:editing-cycles>
    <meta:generator>LibreOffice/5.1.6.2$Linux_X86_64 LibreOffice_project/10m0$Build-2</meta:generator>
    <meta:document-statistic meta:table-count="1" meta:cell-count="1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79cm" svg:y="0.316cm" chart:style-name="ch2">
          <text:p>Comparaison des scores (profondeur/glouton)</text:p>
        </chart:title>
        <chart:legend chart:legend-position="end" svg:x="13.631cm" svg:y="3.952cm" style:legend-expansion="high" chart:style-name="ch3"/>
        <chart:plot-area chart:style-name="ch4" table:cell-range-address="Feuille1.D2:Feuille1.E5" chart:data-source-has-labels="row" svg:x="1.331cm" svg:y="1.275cm" svg:width="11.98cm" svg:height="6.564cm">
          <chartooo:coordinate-region svg:x="1.952cm" svg:y="1.474cm" svg:width="11.359cm" svg:height="5.718cm"/>
          <chart:axis chart:dimension="x" chart:name="primary-x" chart:style-name="ch5">
            <chart:title svg:x="6.245cm" svg:y="8.019cm" chart:style-name="ch6">
              <text:p>m (taille main)</text:p>
            </chart:title>
          </chart:axis>
          <chart:axis chart:dimension="y" chart:name="primary-y" chart:style-name="ch7">
            <chart:title svg:x="0.451cm" svg:y="5.554cm" chart:style-name="ch8">
              <text:p>score obtenu</text:p>
            </chart:title>
            <chart:grid chart:style-name="ch9" chart:class="major"/>
          </chart:axis>
          <chart:series chart:style-name="ch10" chart:values-cell-range-address="Feuille1.D2:Feuille1.D5" loext:label-string="profondeur" chart:class="chart:bar">
            <chart:data-point chart:repeated="4"/>
          </chart:series>
          <chart:series chart:style-name="ch11" chart:values-cell-range-address="Feuille1.E2:Feuille1.E5" loext:label-string="glouton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ondeur</text:p>
              </table:table-cell>
              <table:table-cell office:value-type="string">
                <text:p>glout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Feuille1.D2:Feuille1.D5</svg:desc>
                </draw:g>
              </table:table-cell>
              <table:table-cell office:value-type="float" office:value="20">
                <text:p>20</text:p>
                <draw:g>
                  <svg:desc>Feuille1.E2:Feuille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802cm" svg:height="10.116cm" xlink:href=".." xlink:type="simple" chart:class="chart:line" chart:style-name="ch1">
        <chart:title svg:x="5.717cm" svg:y="0.338cm" chart:style-name="ch2">
          <text:p>Temps d'execution de l'algorithme glouton</text:p>
        </chart:title>
        <chart:legend chart:legend-position="end" svg:x="17.347cm" svg:y="4.759cm" style:legend-expansion="high" chart:style-name="ch3"/>
        <chart:plot-area chart:style-name="ch4" table:cell-range-address="Feuille1.C2:Feuille1.C63" chart:data-source-has-labels="row" svg:x="1.407cm" svg:y="1.319cm" svg:width="15.544cm" svg:height="7.614cm">
          <chartooo:coordinate-region svg:x="2.134cm" svg:y="1.519cm" svg:width="14.817cm" svg:height="6.622cm"/>
          <chart:axis chart:dimension="x" chart:name="primary-x" chart:style-name="ch5">
            <chart:title svg:x="7.839cm" svg:y="9.135cm" chart:style-name="ch6">
              <text:p>m (tuiles en main)</text:p>
            </chart:title>
          </chart:axis>
          <chart:axis chart:dimension="y" chart:name="primary-y" chart:style-name="ch5">
            <chart:title svg:x="0.451cm" svg:y="6.109cm" chart:style-name="ch7">
              <text:p>temps (en s.)</text:p>
            </chart:title>
            <chart:grid chart:style-name="ch8" chart:class="major"/>
          </chart:axis>
          <chart:series chart:style-name="ch9" chart:values-cell-range-address="Feuille1.C2:Feuille1.C63" loext:label-string="glouton" chart:class="chart:line">
            <chart:data-point chart:repeated="6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lout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1">
                <text:p>0.001</text:p>
                <draw:g>
                  <svg:desc>Feuille1.C2:Feuille1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">
                <text:p>0.0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">
                <text:p>0.1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46">
                <text:p>0.1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7">
                <text:p>0.1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1">
                <text:p>0.3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4">
                <text:p>0.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6">
                <text:p>0.36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91">
                <text:p>0.4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89">
                <text:p>0.4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33">
                <text:p>0.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9">
                <text:p>0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